
<file path=META-INF/manifest.xml><?xml version="1.0" encoding="utf-8"?>
<manifest:manifest xmlns:manifest="urn:oasis:names:tc:opendocument:xmlns:manifest:1.0">
  <manifest:file-entry manifest:full-path="/"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http://www.w3.org/1999/xhtml" xmlns:xsi="http://www.w3.org/2001/XMLSchema-instance" xmlns:xsd="http://www.w3.org/2001/XMLSchema" xmlns:xforms="http://www.w3.org/2002/xforms" xmlns:dom="http://www.w3.org/2001/xml-events" xmlns:oooc="http://openoffice.org/2004/calc" xmlns:ooow="http://openoffice.org/2004/writer" xmlns:ooo="http://openoffice.org/2004/office" xmlns:script="urn:oasis:names:tc:opendocument:xmlns:script:1.0" xmlns:form="urn:oasis:names:tc:opendocument:xmlns:form:1.0" xmlns:math="http://www.w3.org/1998/Math/MathML" xmlns:dr3d="urn:oasis:names:tc:opendocument:xmlns:dr3d:1.0" xmlns:chart="urn:oasis:names:tc:opendocument:xmlns:chart:1.0" xmlns:svg="urn:oasis:names:tc:opendocument:xmlns:svg-compatible:1.0" xmlns:number="urn:oasis:names:tc:opendocument:xmlns:datastyle:1.0" xmlns:meta="urn:oasis:names:tc:opendocument:xmlns:meta:1.0" xmlns:dc="http://purl.org/dc/elements/1.1/" xmlns:xlink="http://www.w3.org/1999/xlink" xmlns:fo="urn:oasis:names:tc:opendocument:xmlns:xsl-fo-compatible:1.0" xmlns:draw="urn:oasis:names:tc:opendocument:xmlns:drawing:1.0" xmlns:table="urn:oasis:names:tc:opendocument:xmlns:table:1.0" xmlns:text="urn:oasis:names:tc:opendocument:xmlns:text:1.0" xmlns:style="urn:oasis:names:tc:opendocument:xmlns:style:1.0" office:version="1.0">
  <office:scripts/>
  <office:font-face-decls>
    <style:font-face svg:font-family="StarSymbol" style:name="StarSymbol"/>
    <style:font-face style:font-pitch="variable" style:font-family-generic="roman" svg:font-family="'DejaVu Sans'" style:name="DejaVu Sans"/>
    <style:font-face style:font-pitch="variable" style:font-family-generic="swiss" svg:font-family="'DejaVu Sans'" style:name="DejaVu Sans1"/>
    <style:font-face style:font-pitch="variable" style:font-family-generic="system" svg:font-family="'DejaVu Sans'" style:name="DejaVu Sans2"/>
  </office:font-face-decls>
  <office:automatic-styles>
    <style:style style:list-style-name="L1" style:parent-style-name="Text_20_body" style:family="paragraph" style:name="P1"/>
    <style:style style:parent-style-name="Standard" style:family="paragraph" style:name="P3">
      <style:paragraph-properties style:justify-single-word="false" fo:text-align="center"/>
    </style:style>
    <style:style style:parent-style-name="Standard" style:family="paragraph" style:name="P4">
      <style:paragraph-properties style:justify-single-word="false" fo:text-align="end"/>
    </style:style>
    <style:style style:parent-style-name="Standard" style:family="paragraph" style:name="P5">
      <style:paragraph-properties style:justify-single-word="false" fo:text-align="justify"/>
    </style:style>
    <style:style style:family="text" style:name="T1">
      <style:text-properties style:font-weight-complex="bold" style:font-weight-asian="bold" fo:font-weight="bold"/>
    </style:style>
    <style:style style:family="text" style:name="T2">
      <style:text-properties style:font-style-complex="italic" style:font-style-asian="italic" fo:font-style="italic"/>
    </style:style>
    <style:style style:family="text" style:name="T3">
      <style:text-properties style:text-underline-color="font-color" style:text-underline-width="auto" style:text-underline-style="solid"/>
    </style:style>
    <text:list-style style:name="L1">
      <text:list-level-style-bullet text:bullet-char="●" style:num-suffix="." text:style-name="Bullet_20_Symbols" text:level="1">
        <style:list-level-properties text:min-label-width="0.635cm" text:space-before="0.635cm"/>
        <style:text-properties style:font-name="StarSymbol"/>
      </text:list-level-style-bullet>
      <text:list-level-style-bullet text:bullet-char="○" style:num-suffix="." text:style-name="Bullet_20_Symbols" text:level="2">
        <style:list-level-properties text:min-label-width="0.635cm" text:space-before="1.27cm"/>
        <style:text-properties style:font-name="StarSymbol"/>
      </text:list-level-style-bullet>
      <text:list-level-style-bullet text:bullet-char="■" style:num-suffix="." text:style-name="Bullet_20_Symbols" text:level="3">
        <style:list-level-properties text:min-label-width="0.635cm" text:space-before="1.905cm"/>
        <style:text-properties style:font-name="StarSymbol"/>
      </text:list-level-style-bullet>
      <text:list-level-style-bullet text:bullet-char="●" style:num-suffix="." text:style-name="Bullet_20_Symbols" text:level="4">
        <style:list-level-properties text:min-label-width="0.635cm" text:space-before="2.54cm"/>
        <style:text-properties style:font-name="StarSymbol"/>
      </text:list-level-style-bullet>
      <text:list-level-style-bullet text:bullet-char="○" style:num-suffix="." text:style-name="Bullet_20_Symbols" text:level="5">
        <style:list-level-properties text:min-label-width="0.635cm" text:space-before="3.175cm"/>
        <style:text-properties style:font-name="StarSymbol"/>
      </text:list-level-style-bullet>
      <text:list-level-style-bullet text:bullet-char="■" style:num-suffix="." text:style-name="Bullet_20_Symbols" text:level="6">
        <style:list-level-properties text:min-label-width="0.635cm" text:space-before="3.81cm"/>
        <style:text-properties style:font-name="StarSymbol"/>
      </text:list-level-style-bullet>
      <text:list-level-style-bullet text:bullet-char="●" style:num-suffix="." text:style-name="Bullet_20_Symbols" text:level="7">
        <style:list-level-properties text:min-label-width="0.635cm" text:space-before="4.445cm"/>
        <style:text-properties style:font-name="StarSymbol"/>
      </text:list-level-style-bullet>
      <text:list-level-style-bullet text:bullet-char="○" style:num-suffix="." text:style-name="Bullet_20_Symbols" text:level="8">
        <style:list-level-properties text:min-label-width="0.635cm" text:space-before="5.08cm"/>
        <style:text-properties style:font-name="StarSymbol"/>
      </text:list-level-style-bullet>
      <text:list-level-style-bullet text:bullet-char="■" style:num-suffix="." text:style-name="Bullet_20_Symbols" text:level="9">
        <style:list-level-properties text:min-label-width="0.635cm" text:space-before="5.715cm"/>
        <style:text-properties style:font-name="StarSymbol"/>
      </text:list-level-style-bullet>
      <text:list-level-style-bullet text:bullet-char="●" style:num-suffix="." text:style-name="Bullet_20_Symbols" text:level="10">
        <style:list-level-properties text:min-label-width="0.635cm" text:space-before="6.35cm"/>
        <style:text-properties style:font-name="StarSymbol"/>
      </text:list-level-style-bullet>
    </text:list-style>
  </office:automatic-styles>
  <office:body>
    <office:text>
      <office:forms form:apply-design-mode="false" form:automatic-focus="fals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Title">Виды тестирования</text:p>
      <text:h text:style-name="Heading_20_1" text:outline-level="1">По хронологии выполнения</text:h>
      <text:h text:style-name="Heading_20_2" text:outline-level="2">Комплексное</text:h>
      <text:p text:style-name="Standard">
<text:span text:style-name="T1">Комплексное тестирование (complex testing)</text:span>  - вид внутреннего тестирования продукта на соответствие установленным требованиям перед выпуском версии для тестирования. Особое внимание на этом этапе тестирования уделяется проверке взаимодействия модулей между собой.
    </text:p>
      <text:p text:style-name="Standard">
      Комплексное тестирование выполняется разработчиками согласно специальному плану тестирования.
    </text:p>
      <text:p text:style-name="Standard"/>
      <text:p text:style-name="Standard">
<text:span text:style-name="T3">Варианты определения из разных источников</text:span>:
    </text:p>
      <text:list text:style-name="L2">
        <text:list-item>
          <text:p text:style-name="P2">
        Вид внутреннего тестирования продукта на соответствие установленным требованиям перед выпуском версии для тестирования. На этом этапе еще не все может быть реализовано полностью, однако основная функциональность уже должна быть. Особое внимание на этом этапе тестирования уделяется проверке взаимодействия модулей между собой. Комплексное тестирование выполняется разработчиками согласно специальному плану тестирования. (<text:span text:style-name="T3">НПО Компьютер</text:span>)
      </text:p>
        </text:list-item>
      </text:list>
      <text:p text:style-name="P3"/>
      <text:h text:style-name="Heading_20_2" text:outline-level="2">Приёмочное</text:h>
      <text:p text:style-name="Standard">
<text:span text:style-name="T1">Приёмочное тестирование (acceptance testing)</text:span> - формальный процесс тестирования, который проверяет соответствие системы потребностям, требованиям и бизнес процессам пользователя, и проводится для вынесения решения заказчиком (внутренним или внешним) или другим уполномоченным лицом принимается приложение или нет.
    </text:p>
      <text:p text:style-name="Standard">
      В НПО Компьютер  данный термин используются для обозначения:
    </text:p>
      <text:list text:style-name="L2">
        <text:list-item>
          <text:p text:style-name="P2">
        собственно, приемочного тестирования, которое выполняется внутренними заказчиками;
      </text:p>
        </text:list-item>
        <text:list-item>
          <text:p text:style-name="P2">
        входного теста, который выполняется при передаче объекта отделу тестирования.
      </text:p>
        </text:list-item>
      </text:list>
      <text:p text:style-name="P3"/>
      <text:p text:style-name="Standard"/>
      <text:p text:style-name="Standard">
<text:span text:style-name="T3">Варианты определения из разных источников</text:span>:
    </text:p>
      <text:list text:style-name="L2">
        <text:list-item>
          <text:p text:style-name="P2">
        Формальное тестирование по отношению к потребностям, требованиям и бизнес процессам пользователя, проводимое с целью определения соответствия системы критериям приёмки. (<text:span text:style-name="T3">ISTQB</text:span>)
      </text:p>
        </text:list-item>
        <text:list-item>
          <text:p text:style-name="P2">
        Формальный процесс тестирования, который проверяет соответствие системы требованиям и проводится с целью:

        <text:list text:style-name="L1">
<text:list-item>
<text:p text:style-name="P1">
            определения удовлетворяет ли система приемочным критериям;
          </text:p>
</text:list-item>
<text:list-item>
<text:p text:style-name="P1">
            вынесения решения заказчиком или другим уполномоченным лицом принимается приложение или нет. (<text:span text:style-name="T3">Про Тестинг</text:span>)
          </text:p>
</text:list-item>
</text:list>
<text:p text:style-name="P3"/>
</text:p>
        </text:list-item>
        <text:list-item>
          <text:p text:style-name="P2">
        Фаза тестирования, характерная для программных систем, разрабатываемых на заказ. Как правило, заменяет этапы альфа- и бета- тестирования. (<text:span text:style-name="T3">Синицын и др.</text:span>)
      </text:p>
        </text:list-item>
      </text:list>
      <text:p text:style-name="P3"/>
      <text:h text:style-name="Heading_20_2" text:outline-level="2">Входной тест</text:h>
      <text:p text:style-name="Standard">
<text:span text:style-name="T1">Входной тест (intake test)</text:span>  - специальный тип теста на «дым» для принятия решения, готов ли компонент или система для дальнейшего детального тестирования.
    </text:p>
      <text:p text:style-name="Standard">
      В компании НПО Компьютер проводится на этапе разработки сотрудниками отдела тестирования, практически, для всех продуктов. Успешное прохождение такого теста является критерием завершения этапа разработки. Всем больше известно под названием «<text:span text:style-name="T3">
<text:span text:style-name="T1">приёмочное тестирование</text:span>
</text:span>».
    </text:p>
      <text:p text:style-name="Standard"/>
      <text:p text:style-name="Standard">
<text:span text:style-name="T3">Варианты определения из разных источников</text:span>:
    </text:p>
      <text:list text:style-name="L2">
        <text:list-item>
          <text:p text:style-name="P2">
        Специальный тип <text:span text:style-name="T3">
<text:span text:style-name="T1">теста на «дым»</text:span>
</text:span> для принятия решения, готов ли компонент или система для дальнейшего детального тестирования. Обычно проводится в начала фазы тестирования. (<text:span text:style-name="T3">ISTQB</text:span>)
      </text:p>
        </text:list-item>
      </text:list>
      <text:p text:style-name="P3"/>
      <text:h text:style-name="Heading_20_2" text:outline-level="2">Основное</text:h>
      <text:p text:style-name="Standard">
<text:span text:style-name="T1">Основное тестирование</text:span>  - первый круг выполнения всех запланированных проверок для новой и/или измененной разработки.
    </text:p>
      <text:p text:style-name="Standard">
      Основное тестирование, в зависимости от целей, может совмещать в себе функциональное тестирование, тестирование пользовательского интерфейса и удобства использования; также может быть тестированием производительности или безопасности; в зависимости от «глубины» проверок может представлять собой экспресс-тестирование или санитарное тестирование и т.д.
    </text:p>
      <text:h text:style-name="Heading_20_2" text:outline-level="2">Повторное</text:h>
      <text:p text:style-name="Standard">
<text:span text:style-name="T1">Повторное/Подтверждающее тестирование (re-testing/confirmation testing)</text:span>  - тестирование, во время которого исполняются тестовые сценарии, выявившие ошибки во время последнего запуска, для подтверждения успешности исправления этих ошибок.
    </text:p>
      <text:p text:style-name="Standard">
      Повторное тестирование является обязательным этапом практически во всех работах по тестированию продуктов и, как правило, сводится к проверке исправления замечаний, оформленных на этапе <text:span text:style-name="T3">
<text:span text:style-name="T1">основного тестирования</text:span>
</text:span>.
    </text:p>
      <text:p text:style-name="Standard"/>
      <text:p text:style-name="Standard">
<text:span text:style-name="T3">Варианты определения из разных источников</text:span>:
    </text:p>
      <text:list text:style-name="L2">
        <text:list-item>
          <text:p text:style-name="P2">
        Тестирование, во время которого исполняются тестовые сценарии, выявившие ошибки во время последнего запуска, для подтверждения успешности исправления этих ошибок. (<text:span text:style-name="T3">ISTQB</text:span>)
      </text:p>
        </text:list-item>
      </text:list>
      <text:p text:style-name="P3"/>
      <text:h text:style-name="Heading_20_2" text:outline-level="2">Регрессионное</text:h>
      <text:p text:style-name="Standard">
<text:span text:style-name="T1">Регрессионное тестирование (regression testing)</text:span>  - тестирование уже протестированной программы после модификации для уверенности в том, что процесс модификации не внес или не активизировал ошибки в областях, не подвергавшихся изменениям. Проводится после изменений в коде программного продукта или его окружения.
    </text:p>
      <text:p text:style-name="Standard"/>
      <text:p text:style-name="Standard">
<text:span text:style-name="T3">Варианты определения из разных источников</text:span>:
    </text:p>
      <text:list text:style-name="L2">
        <text:list-item>
          <text:p text:style-name="P2">
        Тестирование уже протестированной программы после модификации для уверенности в том, что процесс модификации не внес или не активизировал ошибки в областях, не подвергавшихся изменениям. Проводится после изменений в коде программного продукта или его окружения. (<text:span text:style-name="T3">ISTQB</text:span>)
      </text:p>
        </text:list-item>
        <text:list-item>
          <text:p text:style-name="P2">
        Цикл тестирования, который производится при внесении изменений на фазе системного тестирования или сопровождения продукта. (<text:span text:style-name="T3">Синицын и др.</text:span>)
      </text:p>
        </text:list-item>
      </text:list>
      <text:p text:style-name="P3"/>
      <text:h text:style-name="Heading_20_1" text:outline-level="1">По формальности</text:h>
      <text:h text:style-name="Heading_20_2" text:outline-level="2">По тестам</text:h>
      <text:p text:style-name="Standard">
<text:span text:style-name="T1">Тестирование по тестам (scripted testing)</text:span>  – тестирование по заранее составленным и задокументированным тестам.
    </text:p>
      <text:p text:style-name="Standard">
      К данному виду относится большая часть деятельности отдела тестирования.
    </text:p>
      <text:p text:style-name="Standard"/>
      <text:p text:style-name="Standard">
<text:span text:style-name="T3">Варианты определения из разных источников</text:span>:
    </text:p>
      <text:list text:style-name="L2">
        <text:list-item>
          <text:p text:style-name="P2">
        Тестирование по заранее составленным и задокументированным тестам. (<text:span text:style-name="T3">ISTQB</text:span>)
      </text:p>
        </text:list-item>
      </text:list>
      <text:p text:style-name="P3"/>
      <text:h text:style-name="Heading_20_2" text:outline-level="2">Исследовательское</text:h>
      <text:p text:style-name="Standard">
<text:span text:style-name="T1">Исследовательское тестирование (exploratory testing)</text:span>  - неформальный метод, при котором тестировщик активно контролирует проектирование тестов, в то время как эти тесты выполняются, и использует полученную информацию для проектирования новых улучшенных тестов. Такое тестирование определяется как одновременное обучение, проектирование теста и его исполнение.
    </text:p>
      <text:p text:style-name="Standard">
      Пример:
    </text:p>
      <text:list text:style-name="L2">
        <text:list-item>
          <text:p text:style-name="P2">
        Тестирование, при котором строится карта приложения (mind-карта или таблица в документе отражающая проверенный функционал), в ходе тестирования оформляются замечания, по завершении оформляется отчёт. Изначально тестов для приложения нет.
      </text:p>
        </text:list-item>
      </text:list>
      <text:p text:style-name="P3"/>
      <text:p text:style-name="Standard"/>
      <text:p text:style-name="Standard">
<text:span text:style-name="T3">Варианты определения из разных источников</text:span>:
    </text:p>
      <text:list text:style-name="L2">
        <text:list-item>
          <text:p text:style-name="P2">
        Неформальный метод, при котором тестировщик активно контролирует проектирование тестов, в то время как эти тесты выполняются, и использует полученную информацию для проектирования новых улучшенных тестов. Такое тестирование определяется как одновременное обучение, проектирование теста и его исполнение. (<text:span text:style-name="T3">ISTQB</text:span>)
      </text:p>
        </text:list-item>
      </text:list>
      <text:p text:style-name="P3"/>
      <text:h text:style-name="Heading_20_2" text:outline-level="2">Специализированное (свободное)</text:h>
      <text:p text:style-name="Standard">
<text:span text:style-name="T1">Специализированное (свободное) тестирование (ad hoc testing)</text:span>  - техника тестирования, основывающаяся на опыте, интуиции и знаниях инженера, рассматривающего проблему с точки зрения имевшихся ранее аналогий. Тестирование, выполняемое неформально: без формальной  подготовки  тестов,  формальных  методов  проектирования  тестов, определения ожидаемых результатов и руководства по выполнению тестирования.
    </text:p>
      <text:p text:style-name="Standard"/>
      <text:p text:style-name="Standard">
<text:span text:style-name="T3">Варианты определения из разных источников</text:span>:
    </text:p>
      <text:list text:style-name="L2">
        <text:list-item>
          <text:p text:style-name="P2">
        Техника тестирования, основывающаяся на опыте, интуиции и знаниях инженера, рассматривающего проблему с точки зрения имевшихся ранее аналогий.
      </text:p>
        </text:list-item>
        <text:list-item>
          <text:p text:style-name="P2">
        Тестирование, выполняемое неформально; без формальной  подготовки  тестов,  формальных  методов  проектирования  тестов, определения ожидаемых результатов и руководства по выполнению тестирования. (<text:span text:style-name="T3">ISTQB</text:span>)
      </text:p>
        </text:list-item>
      </text:list>
      <text:p text:style-name="P3"/>
      <text:h text:style-name="Heading_20_1" text:outline-level="1">По исполнению кода</text:h>
      <text:h text:style-name="Heading_20_2" text:outline-level="2">Статическое</text:h>
      <text:p text:style-name="Standard">
<text:span text:style-name="T1">Статическое тестирование (static testing)</text:span>  - тестирование системы на уровне спецификации или реализации без исполнения кода программного продукта.
    </text:p>
      <text:p text:style-name="Standard"/>
      <text:p text:style-name="Standard">
<text:span text:style-name="T3">Варианты определения из разных источников</text:span>:
    </text:p>
      <text:list text:style-name="L2">
        <text:list-item>
          <text:p text:style-name="P2">
        Тестирование системы на уровне спецификации или реализации без исполнения кода программного продукта. (<text:span text:style-name="T3">ISTQB</text:span>)
      </text:p>
        </text:list-item>
      </text:list>
      <text:p text:style-name="P3"/>
      <text:h text:style-name="Heading_20_3" text:outline-level="3">Статический анализ кода</text:h>
      <text:p text:style-name="Standard">
<text:span text:style-name="T1">Статический анализ кода (static code analysis)</text:span>  - анализ исходного кода, производимый без его исполнения. Типичные дефекты статического анализа:
    </text:p>
      <text:list text:style-name="L1">
        <text:list-item>
          <text:p text:style-name="P1">
        ссылка на переменную с неопределенным значением;
      </text:p>
        </text:list-item>
        <text:list-item>
          <text:p text:style-name="P1">
        переменные, которые никогда не были использованы;
      </text:p>
        </text:list-item>
        <text:list-item>
          <text:p text:style-name="P1">
        никогда не выполняемый код;
      </text:p>
        </text:list-item>
        <text:list-item>
          <text:p text:style-name="P1">
        нарушение стандартов программирования и т.д.
      </text:p>
        </text:list-item>
      </text:list>
      <text:p text:style-name="P3"/>
      <text:p text:style-name="Standard">
      В основном производится автоматически средствами разработки.
    </text:p>
      <text:p text:style-name="Standard"/>
      <text:p text:style-name="Standard">
<text:span text:style-name="T3">Варианты определения из разных источников</text:span>:
    </text:p>
      <text:list text:style-name="L2">
        <text:list-item>
          <text:p text:style-name="P2">
        Анализ исходного кода, производимый без его исполнения. (<text:span text:style-name="T3">ISTQB</text:span>)
      </text:p>
        </text:list-item>
      </text:list>
      <text:p text:style-name="P3"/>
      <text:h text:style-name="Heading_20_3" text:outline-level="3">Рецензирование исходного кода</text:h>
      <text:p text:style-name="Standard">
<text:span text:style-name="T1">Рецензирование исходного кода (code review)</text:span>  - вид тестирования, заключающийся в проверке исходных текстов элементов разработки (т.е. не путем проверки функционирования разработанного элемента, а изучением внутренней реализации этого элемента).
    </text:p>
      <text:p text:style-name="Standard">
      Выполняется разработчиками, не принимавшими участия в разработке (модификации) данного элемента разработки.
    </text:p>
      <text:p text:style-name="Standard"/>
      <text:p text:style-name="Standard">
<text:span text:style-name="T3">Варианты определения из разных источников</text:span>:
    </text:p>
      <text:list text:style-name="L2">
        <text:list-item>
          <text:p text:style-name="P2">
        Вид внутреннего тестирования, заключающийся в проверке исходных текстов элементов разработки (т.е. не путем проверки функционирования разработанного элемента, а изучением внутренней реализации этого элемента). Выполняется разработчиками, не принимавшими участия в разработке (модификации) данного элемента разработки. (<text:span text:style-name="T3">НПО Компьютер</text:span>)
      </text:p>
        </text:list-item>
      </text:list>
      <text:p text:style-name="P3"/>
      <text:h text:style-name="Heading_20_2" text:outline-level="2">Динамическое</text:h>
      <text:p text:style-name="Standard">
<text:span text:style-name="T1">Динамическое тестирование (dynamic testing)</text:span>  - тестирование, проводимое во время выполнения программного обеспечения, компонента или системы.
    </text:p>
      <text:p text:style-name="Standard">
      К динамическому тестированию, в настоящее время, относится вся деятельность отдела тестирования.
    </text:p>
      <text:p text:style-name="Standard"/>
      <text:p text:style-name="Standard">
<text:span text:style-name="T3">Варианты определения из разных источников</text:span>:
    </text:p>
      <text:list text:style-name="L2">
        <text:list-item>
          <text:p text:style-name="P2">
        Тестирование, проводимое во время выполнения программного обеспечения, компонента или системы. (<text:span text:style-name="T3">ISTQB</text:span>)
      </text:p>
        </text:list-item>
      </text:list>
      <text:p text:style-name="P3"/>
      <text:h text:style-name="Heading_20_1" text:outline-level="1">По уровню тестирования</text:h>
      <text:h text:style-name="Heading_20_2" text:outline-level="2">Модульное (компонентное)</text:h>
      <text:p text:style-name="Standard">
<text:span text:style-name="T1">Модульное/компонентное тестирование (unit/component testing)</text:span>  - тестирование наименьших элементов программного обеспечения, которые могут быть протестированы по-отдельности (модули, объекты, классы, функции). Задача модульного тестирования - выявление локализованных в модуле ошибок реализации алгоритмов, а также в определение степени готовности системы к переходу на следующий уровень разработки и тестирования.
    </text:p>
      <text:p text:style-name="Standard">
      В НПО Компьютер над различными отделимыми фрагментами программ, составляющих платформу IS-Builder, модульное тестирование выполняется самими разработчиками, проводится по принципу «белого ящика» и часто включает те или иные методы анализа кода. Дефекты при модульном тестировании, как правило, исправляются сразу после нахождения без составления отчета об ошибке. В большинстве случаев тестирование полностью автоматизировано. Для компонент прикладной разработки и других частей системы DIRECTUM модульное тестирование может проводиться в отделе тестирования.
    </text:p>
      <text:p text:style-name="Standard"/>
      <text:p text:style-name="Standard">
<text:span text:style-name="T3">Варианты определения из разных источников</text:span>:
    </text:p>
      <text:list text:style-name="L2">
        <text:list-item>
          <text:p text:style-name="P2">
        Тестирование наименьших элементов программного обеспечения, которые могут быть протестированы по-отдельности (модули, объекты, классы, функции). (<text:span text:style-name="T3">ISTQB</text:span>)
      </text:p>
        </text:list-item>
        <text:list-item>
          <text:p text:style-name="P2">
        Тестирование программы на уровне отдельно взятых модулей, функций или классов. Цель модульного тестирования состоит в выявлении локализованных в модуле ошибок в реализации алгоритмов, а также в определении степени готовности системы к переходу на следующий уровень разработки и тестирования. Модульное тестирование проводится по принципу «белого ящика», то есть основывается на знании внутренней структуры программы, и часто включает те или иные методы анализа покрытия кода. (<text:span text:style-name="T3">Синицын и др.</text:span>)
      </text:p>
        </text:list-item>
        <text:list-item>
          <text:p text:style-name="P2">
        Компонентное (модульное) тестирование проверяет функциональность и ищет дефекты в частях приложения, которые доступны и могут быть протестированы по-отдельности (модули программ, объекты, классы, функции и т.д.). Обычно компонентное (модульное) тестирование проводится посредством вызова кода, который необходимо проверить и при поддержке сред разработки. (<text:span text:style-name="T3">Про Тестинг</text:span>)
      </text:p>
        </text:list-item>
        <text:list-item>
          <text:p text:style-name="P2">
        Этот уровень тестирования позволяет проверить функционирование отдельно взятого элемента системы. Что считать элементом – модулем системы определяется контекстом. (<text:span text:style-name="T3">SWEBOK</text:span>)
      </text:p>
        </text:list-item>
      </text:list>
      <text:p text:style-name="P3"/>
      <text:h text:style-name="Heading_20_2" text:outline-level="2">Интеграционное</text:h>
      <text:p text:style-name="Standard">
<text:span text:style-name="T1">Интеграционное тестирование (integration testing)</text:span>  - тестирование части системы, состоящей из двух и более модулей. Задача интеграционного тестирования - поиск дефектов, связанных с ошибками реализации и интерпретации интерфейсного взаимодействия между модулями, а также ошибок взаимодействия с другими частями системы (операционной системой, оборудованием).
    </text:p>
      <text:p text:style-name="Standard">
      Интеграционное тестирование в качестве входных данных использует модули, над которыми было проведено модульное тестирование, группирует их в более крупные множества и выполняет тесты, определенные для этих множеств.
    </text:p>
      <text:p text:style-name="Standard"/>
      <text:p text:style-name="Standard">
      В НПО Компьютер над различными отделимыми фрагментами программ, составляющих платформу IS-Builder, интеграционное тестирование выполняется самими разработчиками. Для компонент прикладной разработки и других частей системы DIRECTUM интеграционное тестирование может проводиться в отделе тестирования.
    </text:p>
      <text:p text:style-name="Standard"/>
      <text:p text:style-name="Standard">
<text:span text:style-name="T3">Варианты определения из разных источников</text:span>:
    </text:p>
      <text:list text:style-name="L2">
        <text:list-item>
          <text:p text:style-name="P2">
        Тестирование, выполняемое для обнаружения дефектов в интерфейсах и во взаимодействии между интегрированными компонентами или системами. (<text:span text:style-name="T3">ISTQB</text:span>)
      </text:p>
        </text:list-item>
        <text:list-item>
          <text:p text:style-name="P2">
        Тестирование части системы, состоящей из двух и более модулей. Основная задача интеграционного тестирования - поиск дефектов, связанных с ошибками в реализации и интерпретации интерфейсного взаимодействия между модулями. (<text:span text:style-name="T3">Синицын и др.</text:span>)
      </text:p>
        </text:list-item>
        <text:list-item>
          <text:p text:style-name="P2">
        Интеграционное тестирование предназначено для проверки связи между компонентами, а также взаимодействия с различными частями системы (операционной системой, оборудованием либо связи между различными системами). (<text:span text:style-name="T3">Про Тестинг</text:span>)
      </text:p>
        </text:list-item>
        <text:list-item>
          <text:p text:style-name="P2">
        Данный уровень тестирования является процессом проверки взаимодействия между программными компонентами/модулями. (<text:span text:style-name="T3">SWEBOK</text:span>)
      </text:p>
        </text:list-item>
      </text:list>
      <text:p text:style-name="P3"/>
      <text:h text:style-name="Heading_20_2" text:outline-level="2">Системное</text:h>
      <text:p text:style-name="Standard">
<text:span text:style-name="T1">Системное тестирование (system testing)</text:span>  - процесс тестирования системы в целом с целью проверки того, что она соответствует установленным требованиям. Задача системного тестирования - выявление дефектов, связанных с работой системы в целом, таких как неверное использование ресурсов системы, непредусмотренные комбинации данных пользовательского уровня, несовместимость с окружением, непредусмотренные сценарии использования, отсутствующая или неверная функциональность, неудобство в применении и т.д.
    </text:p>
      <text:p text:style-name="Standard"/>
      <text:p text:style-name="Standard">
      В системном тестировании тестовая среда должна максимально соответствовать рабочей среде выполнения. Тестирование, как правило, проводится на уровне пользовательских интерфейсов.
    </text:p>
      <text:p text:style-name="Standard"/>
      <text:p text:style-name="Standard">
      В НПО Компьютер над различными отделимыми фрагментами программ, составляющих платформу IS-Builder, системное тестирование выполняется самими разработчиками на этапе комплексного тестирования. Для компонент прикладной разработки и других частей системы DIRECTUM системное тестирование проводится в отделе тестирования и составляет большую часть его деятельности.
    </text:p>
      <text:p text:style-name="Standard"/>
      <text:p text:style-name="Standard">
<text:span text:style-name="T3">Варианты определения из разных источников</text:span>:
    </text:p>
      <text:list text:style-name="L2">
        <text:list-item>
          <text:p text:style-name="P2">
        Процесс тестирования системы в целом с целью проверки того, что она соответствует установленным требованиям. (<text:span text:style-name="T3">ISTQB</text:span>)
      </text:p>
        </text:list-item>
        <text:list-item>
          <text:p text:style-name="P2">
        Основная задача системного тестирования - выявление дефектов, связанных с работой системы в целом, таких как неверное использование ресурсов системы, непредусмотренные комбинации данных пользовательского уровня, несовместимость с окружением, непредусмотренные сценарии использования, отсутствующая или неверная функциональность, неудобство в применении и тому подобное. (<text:span text:style-name="T3">Синицын и др.</text:span>)
      </text:p>
        </text:list-item>
      </text:list>
      <text:p text:style-name="P3"/>
      <text:h text:style-name="Heading_20_2" text:outline-level="2"> </text:h>
      <text:p text:style-name="Standard">
      Понимание и возможность использования определений об уровнях тестирования очень сильно зависит от того, что именно понимается под словом «модуль», от того, в контексте какого объекта тестирования используется данная классификация. Так «модулем» может быть и функционально законченный фрагмент программы и отделимая часть какой-либо системы.
    </text:p>
      <text:p text:style-name="Standard"/>
      <text:p text:style-name="Standard">
      В приведенных определениях под наименьшим элементом понимается скорее законченный фрагмент программы. А если в качестве «модуля» рассматривается, например, прикладной модуль системы DIRECTUM, то:
    </text:p>
      <text:list text:style-name="L1">
        <text:list-item>
          <text:p text:style-name="P1">
        модульное тестирование будет направлено на проверку конкретных функций, справочников, блоков ТМ и т.д.;
      </text:p>
        </text:list-item>
        <text:list-item>
          <text:p text:style-name="P1">
        интеграционное тестирование будет направлено на проверку корректности взаимодействия всех модулей друг с другом (выполнение прикладных функций при создании записи справочника и т.д.);
      </text:p>
        </text:list-item>
        <text:list-item>
          <text:p text:style-name="P1">
        а системное тестирование будет проверять возможность решения задач пользователей совокупностью компонент.
      </text:p>
        </text:list-item>
      </text:list>
      <text:p text:style-name="P3"/>
      <text:p text:style-name="Standard"/>
      <text:p text:style-name="Standard">
      Независимо от контекста использования неизменной остается преемственность результатов тестирования между уровнями. Так системное тестирования является крайне нежелательным без проведения интеграционного тестирования, которое невозможно без достижения работоспособности на модульном уровне.
    </text:p>
      <text:h text:style-name="Heading_20_1" text:outline-level="1">По исполнителям тестирования</text:h>
      <text:h text:style-name="Heading_20_2" text:outline-level="2">Альфа-тестирование</text:h>
      <text:p text:style-name="Standard">
<text:span text:style-name="T1">Альфа-тестирование (alpha testing)</text:span>  - внутреннее пробное использование. Фаза тестирования характерная для программных систем общего применения (не разрабатываемых на заказ).
    </text:p>
      <text:p text:style-name="Standard"/>
      <text:p text:style-name="Standard">
      В НПО Компьютер к данному виду можно отнести тестирование в отделах разработки. Примечание. Деятельность отдела тестирования трудно однозначно отнести к альфа- или бета-тестированию, так как выполняемая работа проявляет признаки обоих видов.
    </text:p>
      <text:p text:style-name="Standard"/>
      <text:p text:style-name="Standard">
<text:span text:style-name="T3">Варианты определения из разных источников</text:span>:
    </text:p>
      <text:list text:style-name="L2">
        <text:list-item>
          <text:p text:style-name="P2">
        Моделируемое  или  действительное эксплуатационное  тестирование  потенциальными  пользователями/заказчиками  или независимой командой тестирования на стороне разработчиков, но вне разрабатывающей организации.  Альфа-тестирование  часто  применяется  к  готовому  программному обеспечению в качестве внутреннего приёмочного тестирования. (<text:span text:style-name="T3">ISTQB</text:span>)
      </text:p>
        </text:list-item>
        <text:list-item>
          <text:p text:style-name="P2">
        Внутреннее пробное использование. (<text:span text:style-name="T3">SWEBOK</text:span>)
      </text:p>
        </text:list-item>
        <text:list-item>
          <text:p text:style-name="P2">
        Фаза тестирования, характерная для программных систем общего применения (не разрабатываемых на заказ). (<text:span text:style-name="T3">Синицын и др.</text:span>)
      </text:p>
        </text:list-item>
      </text:list>
      <text:p text:style-name="P3"/>
      <text:h text:style-name="Heading_20_2" text:outline-level="2">Бета-тестирование</text:h>
      <text:p text:style-name="Standard">
<text:span text:style-name="T1">Бета-тестирование (beta testing)</text:span>  - пробное использование с привлечением отобранных внешних пользователей. Фаза тестирования характерная для программных систем общего применения (не разрабатываемых на заказ).
    </text:p>
      <text:p text:style-name="Standard"/>
      <text:p text:style-name="Standard">
      В НПО Компьютер к данному виду можно отнести опытную эксплуатацию.
    </text:p>
      <text:p text:style-name="Standard">
      Примечание. Деятельность отдела тестирования трудно однозначно отнести к альфа- или бета-тестированию, так как выполняемая нами работа проявляет признаки обоих видов.
    </text:p>
      <text:p text:style-name="Standard"/>
      <text:p text:style-name="Standard">
<text:span text:style-name="T3">Варианты определения из разных источников</text:span>:
    </text:p>
      <text:list text:style-name="L2">
        <text:list-item>
          <text:p text:style-name="P2">
        Эксплуатационное  тестирование  потенциальными и/или существующими клиентами/заказчиками на внешней стороне никак не связанными с  разработчиками,  с  целью  определения  действительно  ли  компонент  или  система удовлетворяет  требованиям  клиента/заказчика  и  вписывается  в  бизнес-процессы.  Бета-тестирование часто проводится как форма внешнего приёмочного тестирования готового программного обеспечения для того чтобы получить отзывы рынка. (<text:span text:style-name="T3">ISTQB</text:span>)
      </text:p>
        </text:list-item>
        <text:list-item>
          <text:p text:style-name="P2">
        Пробное использование с привлечением отобранных внешних пользователей. (<text:span text:style-name="T3">SWEBOK</text:span>)
      </text:p>
        </text:list-item>
        <text:list-item>
          <text:p text:style-name="P2">
        Фаза тестирования, характерная для программных систем общего применения (не разрабатываемых на заказ). (<text:span text:style-name="T3">Синицын и др.</text:span>)
      </text:p>
        </text:list-item>
      </text:list>
      <text:p text:style-name="P3"/>
      <text:h text:style-name="Heading_20_1" text:outline-level="1">По целям</text:h>
      <text:h text:style-name="Heading_20_2" text:outline-level="2">Функциональное</text:h>
      <text:p text:style-name="Standard">
<text:span text:style-name="T1">Функциональное тестирование (functional testing)</text:span> - тестирование программного обеспечения (как правило, методом черного ящика) в целях проверки реализуемости функциональных требований и на соответствие технологической документации или спецификации.
    </text:p>
      <text:p text:style-name="Standard">
      К функциональному тестированию относится большая часть работ, выполняемых отделом тестирования.
    </text:p>
      <text:p text:style-name="Standard">
      Варианты определения из разных источников:
    </text:p>
      <text:list text:style-name="L2">
        <text:list-item>
          <text:p text:style-name="P2">
        Тестирование,  основанное  на анализе  спецификации  функциональности  компонента  или  системы. (<text:span text:style-name="T1">ISTQB</text:span>)
      </text:p>
        </text:list-item>
        <text:list-item>
          <text:p text:style-name="P2">
        Проверка соответствия системы, предъявляемым к ней требованиям, описанным на уровне спецификации поведенческих характеристик. (<text:span text:style-name="T1">SWEBOK</text:span>)
      </text:p>
        </text:list-item>
        <text:list-item>
          <text:p text:style-name="P2">
        Тестирование программного обеспечения в целях проверки реализуемости функциональных требований, то есть способности ПО в определённых условиях решать задачи, нужные пользователям. (<text:span text:style-name="T1">Криспин и др.</text:span>)
      </text:p>
        </text:list-item>
        <text:list-item>
          <text:p text:style-name="P2">
        Тестирование методом черного ящика, в котором тесты основываются на спецификации компонент программного обеспечения. Функции тестируются с помощью передачи входных данных и исследования выходных данных. Внутренне устройство программы при этом редко принимается во внимание (в отличие от тестирования методов белого ящика). Функциональное тестирование отличается от системного тем, что верифицирует программу на соответствие технологической документации или спецификации; в то время как системное тестирования производит валидацию программы на соответствие известным требованиям к системе. (<text:span text:style-name="T1">Канер и др.</text:span>)
      </text:p>
        </text:list-item>
        <text:list-item>
          <text:p text:style-name="P2">
        Данный вид тестирования предназначен для доказательства того, что вся система в целом ведет себя в соответствии с ожиданиями пользователя, формализованными в виде требований к системе. В ходе данного вида тестирования проверяются все функции системы с точки зрения ее пользователей (как пользователей-людей, так и «пользователей» - других программных систем). Система при функциональном тестировании рассматривается как черный ящик. (<text:span text:style-name="T1">Синицын и др.</text:span>)
      </text:p>
        </text:list-item>
      </text:list>
      <text:p text:style-name="P3"/>
      <text:h text:style-name="Heading_20_2" text:outline-level="2">Нефункциональное</text:h>
      <text:p text:style-name="Standard">
<text:span text:style-name="T1">Нефункциональное тестирование (non-functional testing)</text:span>  - анализ атрибутов компонента или системы, не относящихся к функциональности, в соответствии с различными шкалами.
    </text:p>
      <text:p text:style-name="Standard">
      Варианты определения из разных источников:
    </text:p>
      <text:list text:style-name="L2">
        <text:list-item>
          <text:p text:style-name="P2">
        Анализ атрибутов компонента или системы, не относящихся к функциональности. (<text:span text:style-name="T1">ISTQB</text:span>)
      </text:p>
        </text:list-item>
        <text:list-item>
          <text:p text:style-name="P2">
        Проверка значений характеристик программного обеспечения в соответствии с различными шкалами.
      </text:p>
        </text:list-item>
      </text:list>
      <text:p text:style-name="P3"/>
      <text:h text:style-name="Heading_20_3" text:outline-level="3">Пользовательского интерфейса</text:h>
      <text:p text:style-name="Standard">
<text:span text:style-name="T1">Тестирование пользовательского интерфейса (user interface testing)</text:span>  - проверка требований к пользовательскому интерфейсу. Например, требований к размещению элементов управления на экранных формах, к содержанию и оформлению выводимых сообщений, к форматам ввода, к реакции системы на ввод пользователя, к времени отклика на команды пользователя и т.д.
    </text:p>
      <text:p text:style-name="Standard">
      Как правило, проводится параллельно функциональному тестированию всех объектов, изменения в которых влияют пользовательский интерфейс.
    </text:p>
      <text:p text:style-name="Standard"/>
      <text:p text:style-name="Standard">
<text:span text:style-name="T3">Варианты определения из разных источников</text:span>:
    </text:p>
      <text:list text:style-name="L2">
        <text:list-item>
          <text:p text:style-name="P2">
        Проверка требований к пользовательскому интерфейсу. Например, требований к размещению элементов управления на экранных формах, к содержанию и оформлению выводимых сообщений, к форматам ввода, к реакции системы на ввод пользователя, к времени отклика на команды пользователя и т.д. (<text:span text:style-name="T3">Синицын и др.</text:span>)
      </text:p>
        </text:list-item>
      </text:list>
      <text:p text:style-name="P3"/>
      <text:h text:style-name="Heading_20_3" text:outline-level="3">Удобства использования</text:h>
      <text:p text:style-name="Standard">
<text:span text:style-name="T1">Тестирование удобства использования (usability testing)</text:span>  - проверка того, насколько легко конечный пользователь системы может ее освоить, включая не только функциональную составляющую (саму систему), но и ее документацию. А также проверка того, насколько эффективно пользователь может выполнять задачи, автоматизация которых осуществляется с использованием данной системы, наконец, насколько хорошо система застрахована (с точки зрения потенциальных сбоев) от ошибок пользователя.
    </text:p>
      <text:p text:style-name="Standard">
      Как правило, проводится параллельно функциональному тестированию всех объектов, изменения в которых влияют на взаимодействие с пользователем. При этом отдельные тесты на проверку удобства использования проектируются крайне редко.
    </text:p>
      <text:p text:style-name="Standard"/>
      <text:p text:style-name="Standard">
<text:span text:style-name="T3">Варианты определения из разных источников</text:span>:
    </text:p>
      <text:list text:style-name="L2">
        <text:list-item>
          <text:p text:style-name="P2">
        Проверка того, насколько легко конечный пользователь системы может ее освоить, включая не только функциональную составляющую – саму систему, но и ее документацию; насколько эффективно пользователь может выполнять задачи, автоматизация которых осуществляется с использованием данной системы; наконец, насколько хорошо система застрахована (с точки зрения потенциальных сбоев) от ошибок пользователя. (<text:span text:style-name="T3">SWEBOK</text:span>)
      </text:p>
        </text:list-item>
        <text:list-item>
          <text:p text:style-name="P2">
        Техника, которая используется для оценки качества продукта посредством тестирования его на пользователях. Может рассматриваться как незаменимая практика оценки удобства использования, так как предоставляет достоверную информацию о том, как именно реальные пользователю работают с системой. (<text:span text:style-name="T3">Nielsen</text:span>)
      </text:p>
        </text:list-item>
      </text:list>
      <text:p text:style-name="P3"/>
      <text:h text:style-name="Heading_20_3" text:outline-level="3">Защищённости</text:h>
      <text:p text:style-name="Standard">
<text:span text:style-name="T1">Тестирование защищённости (security testing)</text:span>  – тестирование программного продукта с целью определить его защищённость. Основные понятия, которые должны быть охвачены тестированием: конфиденциальность, целостность и сохранность данных, аутентификация, авторизация и невозможность отказа от авторства.
    </text:p>
      <text:p text:style-name="Standard">
      Проводится для тех объектов, в работе которых обеспечение защищёность является одной из важнейших задач.
    </text:p>
      <text:p text:style-name="Standard"/>
      <text:p text:style-name="Standard">
<text:span text:style-name="T3">Варианты определения из разных источников</text:span>:
    </text:p>
      <text:list text:style-name="L2">
        <text:list-item>
          <text:p text:style-name="P2">
        Тестирование программного продукта с целью определить его безопасность. (<text:span text:style-name="T3">ISTQB</text:span>)
      </text:p>
        </text:list-item>
        <text:list-item>
          <text:p text:style-name="P2">
        Процесс определения того, обеспечивает ли информационная система сохранность данных и поддерживает ли функциональность на заявленном уровне. Шесть основных понятий безопасности, которые должны быть охвачены тестированием безопасности: конфиденциальность, целостность и сохранность данных, аутентификация, бесперебойность работы, авторизация и невозможность отказа от авторства. (<text:span text:style-name="T3">NIAG</text:span>)
      </text:p>
        </text:list-item>
      </text:list>
      <text:p text:style-name="P3"/>
      <text:h text:style-name="Heading_20_3" text:outline-level="3">Инсталляционное</text:h>
      <text:p text:style-name="Standard">
<text:span text:style-name="T1">Инсталляционное тестирование (installation testing)</text:span>  - тестирование, направленное на проверку успешной установки и настройки, обновления или удаления программного обеспечения при различном программном и аппаратном окружении, а также призванное оценить работоспособность системы после завершения работы инсталлятора.
    </text:p>
      <text:p text:style-name="Standard">
      Проводится для всех программ установки, а также при проверке поставки/диска перед выпуском версии.
    </text:p>
      <text:p text:style-name="Standard"/>
      <text:p text:style-name="Standard">
<text:span text:style-name="T3">Варианты определения из разных источников</text:span>:
    </text:p>
      <text:list text:style-name="L2">
        <text:list-item>
          <text:p text:style-name="P2">
        Тестирование, направленное на проверку успешной инсталляции и настройки, а также обновления или удаления программного обеспечения. (<text:span text:style-name="T3">Про Тестинг</text:span>)
      </text:p>
        </text:list-item>
      </text:list>
      <text:p text:style-name="P3"/>
      <text:h text:style-name="Heading_20_3" text:outline-level="3">Конфигурационное</text:h>
      <text:p text:style-name="Standard">
<text:span text:style-name="T1">Конфигурационное тестирование (configuration testing)</text:span>  - тестирование, направленное на проверку работы программного обеспечения при различных конфигурациях системы (заявленных платформах, поддерживаемых драйверах, при различных конфигурациях компьютеров и системного программного обеспечения и т.д.).
    </text:p>
      <text:p text:style-name="Standard"/>
      <text:p text:style-name="Standard">
<text:span text:style-name="T3">Варианты определения из разных источников</text:span>:
    </text:p>
      <text:list text:style-name="L2">
        <text:list-item>
          <text:p text:style-name="P2">
        Специальный вид тестирования, направленный на проверку работы программного обеспечения при различных конфигурациях системы (заявленных платформах, поддерживаемых драйверах, при различных конфигурациях компьютеров и т.д.). (<text:span text:style-name="T3">Про Тестинг</text:span>)
      </text:p>
        </text:list-item>
        <text:list-item>
          <text:p text:style-name="P2">
        Проверка совместимости программы с теми конфигурациями оборудования и системного программного обеспечения, с которыми она должна работать. (<text:span text:style-name="T3">Канер и др.</text:span>)
      </text:p>
        </text:list-item>
        <text:list-item>
          <text:p text:style-name="P2">
        Проверка того, что программная система корректно работает на всем поддерживаемом аппаратном обеспечении и совместно с другими программными системами. (<text:span text:style-name="T3">Синицын и др.</text:span>)
      </text:p>
        </text:list-item>
      </text:list>
      <text:p text:style-name="P3"/>
      <text:h text:style-name="Heading_20_3" text:outline-level="3">Совместимости</text:h>
      <text:p text:style-name="Standard">
<text:span text:style-name="T1">Тестирование совместимости (compatibility testing)</text:span>  - тестирование для оценки возможности взаимодействия с каким-либо окружением. Проводится при появлении новых версий общесистемного ПО или для оценки возможности расширения списка поддерживаемого ПО.
    </text:p>
      <text:p text:style-name="Standard"/>
      <text:p text:style-name="Standard">
<text:span text:style-name="T3">Варианты определения из разных источников</text:span>:
    </text:p>
      <text:list text:style-name="L2">
        <text:list-item>
          <text:p text:style-name="P2">
        Тестирование для оценки возможности взаимодействия с каким-либо окружением. (<text:span text:style-name="T3">ISTQB</text:span>)
      </text:p>
        </text:list-item>
      </text:list>
      <text:p text:style-name="P3"/>
      <text:h text:style-name="Heading_20_3" text:outline-level="3">Надёжности и восстановления после сбоев</text:h>
      <text:p text:style-name="Standard">
<text:span text:style-name="T1">Тестирование надежности и восстановления после сбоев (reliability and recovery testing)</text:span> - проверка тестируемого продукта с точки зрения способности противостоять и успешно восстанавливаться после возможных сбоев, возникших в связи с ошибками программного обеспечения, отказами оборудования или проблемами связи. При анализе поведения системы в этом случае необходимо обращать внимание на два фактора - минимизацию потерь данных в результате сбоя и минимизацию времени между сбоем и продолжением нормального функционирования системы.
    </text:p>
      <text:p text:style-name="Standard"/>
      <text:p text:style-name="Standard">
<text:span text:style-name="T3">Варианты определения из разных источников</text:span>:
    </text:p>
      <text:list text:style-name="L2">
        <text:list-item>
          <text:p text:style-name="P2">
        Проверка тестируемого продукта с точки зрения способности противостоять и успешно восстанавливаться после возможных сбоев, возникших в связи с ошибками программного обеспечения, отказами оборудования или проблемами связи (например, отказ сети). (<text:span text:style-name="T3">Про Тестинг</text:span>)
      </text:p>
        </text:list-item>
        <text:list-item>
          <text:p text:style-name="P2">
        Тестирование путем имитации сбоев оборудования или окружающего программного обеспечения либо сбоев программной системы, вызванных внешними факторами. При анализе поведения системы в этом случае необходимо обращать внимание на два фактора - минимизацию потерь данных в результате сбоя и минимизацию времени между сбоем и продолжением нормального функционирования системы. (<text:span text:style-name="T3">Синицын и др.</text:span>)
      </text:p>
        </text:list-item>
      </text:list>
      <text:p text:style-name="P3"/>
      <text:h text:style-name="Heading_20_3" text:outline-level="3">Локализации</text:h>
      <text:p text:style-name="Standard">
<text:span text:style-name="T1">Тестирование локализации (localization testing)</text:span> - проверка адаптации программного обеспечения для нового места эксплуатации; включает проверку изменения языка и культурной адаптации.
    </text:p>
      <text:p text:style-name="Standard"/>
      <text:p text:style-name="Standard">
<text:span text:style-name="T3">Варианты определения из разных источников</text:span>:
    </text:p>
      <text:list text:style-name="L2">
        <text:list-item>
          <text:p text:style-name="P2">
        Проверка адаптации программного обеспечения для нового места эксплуатации; включает проверку изменения языка и культурной адаптации. (<text:span text:style-name="T3">Канер и др.</text:span>)
      </text:p>
        </text:list-item>
      </text:list>
      <text:p text:style-name="P3"/>
      <text:h text:style-name="Heading_20_3" text:outline-level="3">Производительности</text:h>
      <text:p text:style-name="Standard">
<text:span text:style-name="T1">Тестирование производительности (performance testing)</text:span>  - определение степени, с которой система выполняет заложенные в нее функции в установленных рамках на время обработки и пропускную способность.
    </text:p>
      <text:p text:style-name="Standard">
      Достаточно часто при тестировании производительности проверяется сразу несколько его подвидов.
    </text:p>
      <text:p text:style-name="Standard">
      В общем случае, при измерении только времени выполнения каких-либо операций, часто называется тестированием быстродействия.
    </text:p>
      <text:p text:style-name="Standard"/>
      <text:p text:style-name="Standard">
<text:span text:style-name="T3">Варианты определения из разных источников</text:span>:
    </text:p>
      <text:list text:style-name="L2">
        <text:list-item>
          <text:p text:style-name="P2">
        Определение степени, с которой система выполняет заложенные в нее функции в установленных рамках на время обработки и пропускную способность. (<text:span text:style-name="T3">ISTQB</text:span>)
      </text:p>
        </text:list-item>
        <text:list-item>
          <text:p text:style-name="P2">
        Тестирование производительности позволяет выявлять узкие места в системе, которые проявляются в условиях повышенной нагрузки или нехватки системных ресурсов. (<text:span text:style-name="T3">Синицын и др.</text:span>)
      </text:p>
        </text:list-item>
      </text:list>
      <text:p text:style-name="P3"/>
      <text:p text:style-name="Standard"/>
      <text:p text:style-name="Standard">
      Тестирование производительности бывает следующих видов:
    </text:p>
      <text:list text:style-name="L2">
        <text:list-item>
          <text:p text:style-name="P2">
        Нагрузочное тестирование
      </text:p>
        </text:list-item>
        <text:list-item>
          <text:p text:style-name="P2">
        Тестирование стабильности
      </text:p>
        </text:list-item>
        <text:list-item>
          <text:p text:style-name="P2">
        Стрессовое тестирование
      </text:p>
        </text:list-item>
        <text:list-item>
          <text:p text:style-name="P2">
        Объемное тестирование
      </text:p>
        </text:list-item>
        <text:list-item>
          <text:p text:style-name="P2">
        Тестирование масштабируемости
      </text:p>
        </text:list-item>
      </text:list>
      <text:p text:style-name="P3"/>
      <text:h text:style-name="Heading_20_4" text:outline-level="4">Нагрузочное</text:h>
      <text:p text:style-name="Standard">
<text:span text:style-name="T1">Нагрузочное тестирование (load testing)</text:span>  - выполнение программы c повышением нагрузки, вплоть до достижения запланированных характеристик, и далее с отслеживанием поведения на всем протяжении повышения загрузки системы.
    </text:p>
      <text:p text:style-name="Standard">
      При этом может происходить, например:
    </text:p>
      <text:list text:style-name="L1">
        <text:list-item>
          <text:p text:style-name="P1">
        измерение времени выполнения выбранных операций при определенных интенсивностях выполнения этих операций;
      </text:p>
        </text:list-item>
        <text:list-item>
          <text:p text:style-name="P1">
        определение количества пользователей, одновременно работающих с приложением;
      </text:p>
        </text:list-item>
        <text:list-item>
          <text:p text:style-name="P1">
        определение границ приемлемой производительности при увеличении нагрузки (при увеличении интенсивности выполнения этих операций).
      </text:p>
        </text:list-item>
      </text:list>
      <text:p text:style-name="P3"/>
      <text:p text:style-name="Standard"/>
      <text:p text:style-name="Standard">
<text:span text:style-name="T3">Варианты определения из разных источников</text:span>:
    </text:p>
      <text:list text:style-name="L2">
        <text:list-item>
          <text:p text:style-name="P2">
        Тестирование реакции программы на предельные условия эксплуатации. (<text:span text:style-name="T3">Канер и др.</text:span>)
      </text:p>
        </text:list-item>
        <text:list-item>
          <text:p text:style-name="P2">
        Тип тестирования производительности, проводимый с целью оценки поведения системы при возрастающей нагрузке, например количестве параллельных пользователей и/или операций, а также определения какую нагрузку может выдержать компонент или система. (<text:span text:style-name="T3">ISTQB</text:span>)
      </text:p>
        </text:list-item>
        <text:list-item>
          <text:p text:style-name="P2">
        Выполнение программной системы c повышением нагрузки, вплоть до достижения запланированных характеристик и далее, с отслеживанием поведения на всем протяжении повышения загрузки системы. (<text:span text:style-name="T3">SWEBOK</text:span>)
      </text:p>
        </text:list-item>
        <text:list-item>
          <text:p text:style-name="P2">
        Автоматизированное тестирование, имитирующее работу определенного количества бизнес пользователей на каком либо общем (разделяемом ими) ресурсе. Задачей тестирования является определение масштабируемости приложения под нагрузкой, при этом происходит:

        <text:list text:style-name="L1">
<text:list-item>
<text:p text:style-name="P1">
            измерение времени выполнения выбранных операций при определенных интенсивностях выполнения этих операций;
          </text:p>
</text:list-item>
<text:list-item>
<text:p text:style-name="P1">
            определение количества пользователей, одновременно работающих с приложением;
          </text:p>
</text:list-item>
<text:list-item>
<text:p text:style-name="P1">
            определение границ приемлемой производительности при увеличении нагрузки (при увеличении интенсивности выполнения этих операций);
          </text:p>
</text:list-item>
<text:list-item>
<text:p text:style-name="P1">
            исследование производительности на высоких, предельных, стрессовых нагрузках. (<text:span text:style-name="T3">Про Тестинг</text:span>)
          </text:p>
</text:list-item>
</text:list>
<text:p text:style-name="P3"/>
</text:p>
        </text:list-item>
      </text:list>
      <text:p text:style-name="P3"/>
      <text:h text:style-name="Heading_20_4" text:outline-level="4">Стабильности</text:h>
      <text:p text:style-name="Standard">
<text:span text:style-name="T1">Тестирование стабильности (stability testing)</text:span>  - проверка работоспособности приложения при длительном (многочасовом) тестировании со средним уровнем нагрузки. Времена выполнения операций могут играть в данном виде тестирования второстепенную роль. При этом на первое место выходит отсутствие утечек памяти, перезапусков серверов под нагрузкой и т.д.
    </text:p>
      <text:p text:style-name="Standard"/>
      <text:p text:style-name="Standard"/>
      <text:p text:style-name="Standard">
<text:span text:style-name="T3">Варианты определения из разных источников</text:span>:
    </text:p>
      <text:list text:style-name="L2">
        <text:list-item>
          <text:p text:style-name="P2">
        Задачей тестирования стабильности (надежности) является проверка работоспособности приложения при длительном (многочасовом) тестировании со средним уровнем нагрузки. Времена выполнения операций могут играть в данном виде тестирования второстепенную роль. При этом на первое место выходит отсутствие утечек памяти, перезапусков серверов под нагрузкой и другие аспекты, влияющие именно на стабильность работы. (<text:span text:style-name="T3">Про Тестинг</text:span>)
      </text:p>
        </text:list-item>
      </text:list>
      <text:p text:style-name="P3"/>
      <text:h text:style-name="Heading_20_4" text:outline-level="4">Стрессовое</text:h>
      <text:p text:style-name="Standard">
<text:span text:style-name="T1">Стрессовое тестирование (stress testing)</text:span>  - тестирование, оценивающее систему на граничных значениях рабочих нагрузок или за их пределами, или же в состоянии ограниченных ресурсов, таких как память или доступ к серверу.
    </text:p>
      <text:p text:style-name="Standard"/>
      <text:p text:style-name="Standard"/>
      <text:p text:style-name="Standard">
<text:span text:style-name="T3">Варианты определения из разных источников</text:span>:
    </text:p>
      <text:list text:style-name="L2">
        <text:list-item>
          <text:p text:style-name="P2">
        Вид тестирования производительности, оценивающий систему на граничных значениях рабочих нагрузок или за их пределами, или же в состоянии ограниченных ресурсов, таких как память или доступ к серверу. (<text:span text:style-name="T3">ISTQB</text:span>)
      </text:p>
        </text:list-item>
        <text:list-item>
          <text:p text:style-name="P2">
        Оценка надежности и устойчивости системы в условиях превышения пределов нормального функционирования. (<text:span text:style-name="T3">Криспин и др.</text:span>)
      </text:p>
        </text:list-item>
        <text:list-item>
          <text:p text:style-name="P2">
        Оценка производительности и устойчивости системы в случае, когда для своей работы она выделяет максимально доступное количество ресурсов либо когда она работает в условиях их критической нехватки. Основная цель стрессового тестирования - вывести систему из строя, определить те условия, при которых она не сможет далее нормально функционировать. (<text:span text:style-name="T3">Синицын и др.</text:span>)
      </text:p>
        </text:list-item>
      </text:list>
      <text:p text:style-name="P3"/>
      <text:h text:style-name="Heading_20_4" text:outline-level="4">Объёмное</text:h>
      <text:p text:style-name="Standard">
<text:span text:style-name="T1">Объемное тестирование (volume testing)</text:span> - тестирование, проводимое для получения оценки производительности при увеличении объемов данных.
    </text:p>
      <text:p text:style-name="Standard"/>
      <text:p text:style-name="Standard">
<text:span text:style-name="T3">Варианты определения из разных источников</text:span>:
    </text:p>
      <text:list text:style-name="L2">
        <text:list-item>
          <text:p text:style-name="P2">
        Тестирование, при котором система испытывается на больших объемах данных. (<text:span text:style-name="T3">ISTQB</text:span>)
      </text:p>
        </text:list-item>
        <text:list-item>
          <text:p text:style-name="P2">
        Задачей объемного тестирования является получение оценки производительности при увеличении объемов данных в базе данных приложения, при этом происходит:

        <text:list text:style-name="L1">
<text:list-item>
<text:p text:style-name="P1">
            измерение времени выполнения выбранных операций при определенных интенсивностях выполнения этих операций;
          </text:p>
</text:list-item>
<text:list-item>
<text:p text:style-name="P1">
            может производиться определение количества пользователей, одновременно работающих с приложением. (<text:span text:style-name="T3">Про Тестинг</text:span>)
          </text:p>
</text:list-item>
</text:list>
<text:p text:style-name="P3"/>
</text:p>
        </text:list-item>
      </text:list>
      <text:p text:style-name="P3"/>
      <text:h text:style-name="Heading_20_4" text:outline-level="4">Масштабируемости</text:h>
      <text:p text:style-name="Standard">
<text:span text:style-name="T1">Тестирование  масштабируемости (scalability testing)</text:span>  - тестирование программного обеспечения для измерения возможностей вертикального и горизонтального масштабирования с точки зрения любой из нефункциональных возможностей будь то поддерживаемая пользовательская нагрузка, количество транзакций, объемы данных и т.д.
    </text:p>
      <text:p text:style-name="Standard">
<text:span text:style-name="T2">
<text:span text:style-name="T1">Вертикальное масштабирование</text:span>
</text:span>  - увеличения производительности каждого компонента системы c целью повышения общей производительности.
    </text:p>
      <text:p text:style-name="Standard">
<text:span text:style-name="T2">
<text:span text:style-name="T1">Горизонтальное масштабирование</text:span>
</text:span>  - разбиение системы на более мелкие структурные компоненты и разнесение их по отдельным физическим машинам и/или увеличение количества серверов параллельно выполняющих одну и ту же функцию.
    </text:p>
      <text:h text:style-name="Heading_20_1" text:outline-level="1">По степени автоматизации</text:h>
      <text:h text:style-name="Heading_20_2" text:outline-level="2">Ручное</text:h>
      <text:p text:style-name="Standard">
<text:span text:style-name="T1">Ручное тестирование (manual testing)</text:span>  - выполнение тестовых процедур без использования каких-либо средств автоматизации.
    </text:p>
      <text:p text:style-name="Standard">
<text:span text:style-name="T3">
<text:span text:style-name="T1">Функциональное  тестирование</text:span>
</text:span>, чаще всего, ручное.
    </text:p>
      <text:p text:style-name="Standard"/>
      <text:p text:style-name="Standard">
<text:span text:style-name="T3">Варианты определения из разных источников</text:span>:
    </text:p>
      <text:list text:style-name="L2">
        <text:list-item>
          <text:p text:style-name="P2">
        Выполнение тестовых процедур без использования каких-либо средств автоматизации. (<text:span text:style-name="T3">ISTQB</text:span>)
      </text:p>
        </text:list-item>
      </text:list>
      <text:p text:style-name="P3"/>
      <text:h text:style-name="Heading_20_2" text:outline-level="2">Автоматизированное</text:h>
      <text:p text:style-name="Standard">
<text:span text:style-name="T1">Автоматизированное тестирование (semiautomated testing)</text:span>  - ручное тестирование с использованием средств автоматизации, например, для генерации тестовых данных или сбора, хранения, анализа результатов и др.
    </text:p>
      <text:p text:style-name="Standard">
      Примеры:
    </text:p>
      <text:list text:style-name="L2">
        <text:list-item>
          <text:p text:style-name="P2">
        Скрипты для генерации тестовых данных (заполнение базы записями справочников, документами, задачами, пользователями, создание документов заданного размера и т.д.).
      </text:p>
        </text:list-item>
        <text:list-item>
          <text:p text:style-name="P2">
        Утилиты отслеживания логов.
      </text:p>
        </text:list-item>
      </text:list>
      <text:p text:style-name="P3"/>
      <text:p text:style-name="Standard"/>
      <text:p text:style-name="Standard">
<text:span text:style-name="T3">Варианты определения из разных источников</text:span>:
    </text:p>
      <text:list text:style-name="L2">
        <text:list-item>
          <text:p text:style-name="P2">
        Ручное тестирование с использованием средств автоматизации, например, для сбора, хранения, анализа результатов и др. (<text:span text:style-name="T3">ISTQB</text:span>)
      </text:p>
        </text:list-item>
      </text:list>
      <text:p text:style-name="P3"/>
      <text:h text:style-name="Heading_20_2" text:outline-level="2">Автоматическое</text:h>
      <text:p text:style-name="Standard">
<text:span text:style-name="T1">Автоматическое тестирование (automated testing)</text:span>  - использование программного обеспечения для осуществления или помощи в проведении определенных тестовых процедур, например, управление тестированием, проектирование тестов, выполнение тестов и проверка результатов.
    </text:p>
      <text:p text:style-name="Standard">
      Примеры:
    </text:p>
      <text:list text:style-name="L2">
        <text:list-item>
          <text:p text:style-name="P2">
        Практически все тесты производительности.
      </text:p>
        </text:list-item>
        <text:list-item>
          <text:p text:style-name="P2">
        Автоматические функциональные тесты.
      </text:p>
        </text:list-item>
        <text:list-item>
          <text:p text:style-name="P2">
        И т.д.
      </text:p>
        </text:list-item>
      </text:list>
      <text:p text:style-name="P3"/>
      <text:p text:style-name="Standard"/>
      <text:p text:style-name="Standard">
<text:span text:style-name="T3">Варианты определения из разных источников</text:span>:
    </text:p>
      <text:list text:style-name="L2">
        <text:list-item>
          <text:p text:style-name="P2">
        Использование программного обеспечения для осуществления или помощи в проведении определенных тестовых процессов, например, управление тестированием, проектирование тестов, выполнение тестов и проверка результатов. (<text:span text:style-name="T3">ISTQB</text:span>)
      </text:p>
        </text:list-item>
      </text:list>
      <text:p text:style-name="P3"/>
      <text:h text:style-name="Heading_20_1" text:outline-level="1">По позитивности сценария</text:h>
      <text:h text:style-name="Heading_20_2" text:outline-level="2">Позитивное</text:h>
      <text:p text:style-name="Standard">
<text:span text:style-name="T1">Позитивное тестирование (positive testing)</text:span>  - тестирование с использованием только корректных данных и проверка того, что приложение правильно выполняет вызываемые функции.
    </text:p>
      <text:p text:style-name="Standard">
      Как правило, проводится в первую очередь, для подтверждения принципиальной работоспособности объекта тестирования.
    </text:p>
      <text:p text:style-name="Standard"/>
      <text:p text:style-name="Standard">
<text:span text:style-name="T3">Варианты определения из разных источников</text:span>:
    </text:p>
      <text:list text:style-name="L2">
        <text:list-item>
          <text:p text:style-name="P2">
        Тестирование с использованием только корректных данных и проверка того, что приложение правильно выполняет вызываемые функции. (<text:span text:style-name="T3">Про Тестинг</text:span>)
      </text:p>
        </text:list-item>
      </text:list>
      <text:p text:style-name="P3"/>
      <text:h text:style-name="Heading_20_2" text:outline-level="2">Негативное</text:h>
      <text:p text:style-name="Standard">
<text:span text:style-name="T1">Негативное тестирование (negative testing)</text:span>  - тестирование с использованием как корректных, так и некорректных данных с целью проверки исключительных ситуаций.
    </text:p>
      <text:p text:style-name="Standard">
      Как правило, проводится после позитивного тестирования. В условиях жестких ограничений по срокам достаточно часто выступает в роли балласта, который в целях экономии времени отбрасывается и не проводится.
    </text:p>
      <text:p text:style-name="Standard"/>
      <text:p text:style-name="Standard">
<text:span text:style-name="T3">Варианты определения из разных источников</text:span>:
    </text:p>
      <text:list text:style-name="L2">
        <text:list-item>
          <text:p text:style-name="P2">
        Тестирование с использованием как корректных, так и некорректных данных с целью проверки исключительных ситуаций. (<text:span text:style-name="T3">Про Тестинг</text:span>)
      </text:p>
        </text:list-item>
      </text:list>
      <text:p text:style-name="P3"/>
      <text:h text:style-name="Heading_20_1" text:outline-level="1">По знанию системы</text:h>
      <text:h text:style-name="Heading_20_2" text:outline-level="2">Белого ящика</text:h>
      <text:p text:style-name="Standard">
<text:span text:style-name="T1">Тестирование белого ящика (white box testing)</text:span>  - тестирование, основанное на анализе внутренней структуры компонента или системы и на знании исходного кода, к которому тестировщик (как правило, это программист) имеет полный доступ.
    </text:p>
      <text:p text:style-name="Standard"/>
      <text:p text:style-name="Standard">
<text:span text:style-name="T2">Тестирование белого ящика в НПО Компьютер чаще всего проводится разработчиками, но может вытекать из явного указания целей тестирования какого-либо объекта, передаваемого в наш отдел. Например, целью тестирования может быть проверка конкретной ISBL-функции. При тестировании прикладной разработки DIRECTUM исходный код доступен полностью, но, бывает, к исходному коду не обращаются, ориентируясь только на информацию о том, как объект должен функционировать. И такое тестирование при всей доступности исходного кода нельзя назвать тестированием белого ящика.</text:span>
</text:p>
      <text:p text:style-name="Standard"/>
      <text:p text:style-name="Standard">
<text:span text:style-name="T3">Варианты определения из разных источников</text:span>:
    </text:p>
      <text:list text:style-name="L2">
        <text:list-item>
          <text:p text:style-name="P2">
        Тестирование, основанное на анализе внутренней структуры компонента или системы. (<text:span text:style-name="T3">ISTQB</text:span>)
      </text:p>
        </text:list-item>
        <text:list-item>
          <text:p text:style-name="P2">
        Тестировщик (как правило, это программист) разрабатывает тесты, основываясь на знании исходного кода, к которому он имеет полный доступ. (<text:span text:style-name="T3">Канер и др.</text:span>)
      </text:p>
        </text:list-item>
      </text:list>
      <text:p text:style-name="P3"/>
      <text:h text:style-name="Heading_20_2" text:outline-level="2">Серого ящика</text:h>
      <text:p text:style-name="Standard">
<text:span text:style-name="T1">Тестирование серого ящика (gray box testing)</text:span>  - тестирование, ориентированное на имитацию работы пользователей, в условиях, когда часть внутренней структуры программы известна.
    </text:p>
      <text:p text:style-name="Standard"/>
      <text:p text:style-name="Standard">
<text:span text:style-name="T3">Варианты определения из разных источнико</text:span>в:
    </text:p>
      <text:list text:style-name="L2">
        <text:list-item>
          <text:p text:style-name="P2">
        Тестирование, ориентированное на имитацию работы пользователей, в условиях, когда часть внутренней структуры программы известна.
      </text:p>
        </text:list-item>
      </text:list>
      <text:p text:style-name="P3"/>
      <text:h text:style-name="Heading_20_2" text:outline-level="2">Чёрного ящика</text:h>
      <text:p text:style-name="Standard">
<text:span text:style-name="T1">Тестирование чёрного ящика (black box testing)</text:span>  - тестирование, основанное на анализе функциональной или нефункциональной спецификации системы, при котором программа рассматривается как объект, внутренняя структура которого неизвестна.
    </text:p>
      <text:p text:style-name="Standard"/>
      <text:p text:style-name="Standard">
<text:span text:style-name="T2">В чистом виде тестирование черного ящика в отделе тестирования НПО Компьютер встречается крайне редко, и связано это, прежде всего, с масштабностью тестируемой системы, имеющей сложную структуру и тесно взаимодействующей с общесистемным ПО.</text:span>
</text:p>
      <text:p text:style-name="Standard"/>
      <text:p text:style-name="Standard">
<text:span text:style-name="T3">Варианты определения из разных источников</text:span>:
    </text:p>
      <text:list text:style-name="L2">
        <text:list-item>
          <text:p text:style-name="P2">
        Тестирование, основанное на анализе функциональной или нефункциональной спецификации системы без знания внутренней структуры. (<text:span text:style-name="T3">ISTQB</text:span>)
      </text:p>
        </text:list-item>
        <text:list-item>
          <text:p text:style-name="P2">
        Тестирование, при котором программа рассматривается как объект, внутренняя структура которого неизвестна. (<text:span text:style-name="T3">Канер и др.</text:span>)
      </text:p>
        </text:list-item>
      </text:list>
      <text:p text:style-name="P3"/>
      <text:h text:style-name="Heading_20_1" text:outline-level="1">По разработке тестовых сценариев</text:h>
      <text:h text:style-name="Heading_20_2" text:outline-level="2">На основе требований</text:h>
      <text:p text:style-name="Standard">
<text:span text:style-name="T1">Тестирование на основе требований (requirements-based testing)</text:span>  - подход к тестированию, при котором тестовые сценарии разрабатываются на основе целей и условий тестирования, вытекающих из требований. Так для каждого требования пишется один или несколько тестовых случаев, проверяющих выполнение данного требования.
    </text:p>
      <text:p text:style-name="Standard"/>
      <text:p text:style-name="Standard">
<text:span text:style-name="T2">В НПО Компьютер на данном подходе основана практически вся деятельность отдела тестирования</text:span>.
    </text:p>
      <text:p text:style-name="Standard"/>
      <text:p text:style-name="Standard">
<text:span text:style-name="T3">Варианты определения из разных источников</text:span>:
    </text:p>
      <text:list text:style-name="L2">
        <text:list-item>
          <text:p text:style-name="P2">
        Подход к тестированию, при котором тестовые сценарии разрабатываются на основе целей и условий тестирования, вытекающих из требований. (<text:span text:style-name="T3">ISTQB</text:span>)
      </text:p>
        </text:list-item>
        <text:list-item>
          <text:p text:style-name="P2">
        Для каждого требования пишутся тестовые случаи, проверяющие выполнение данного требования. (<text:span text:style-name="T3">Про Тестинг</text:span>)
      </text:p>
        </text:list-item>
      </text:list>
      <text:p text:style-name="P3"/>
      <text:h text:style-name="Heading_20_2" text:outline-level="2">По вариантам использования</text:h>
      <text:p text:style-name="Standard">
<text:span text:style-name="T1">Тестирование по вариантам использования (use case testing)</text:span>  - подход к тестированию, при котором тестовые сценарии создаются для выполнения сценариев использования, написанных на основе представления о способах использования продукта.
    </text:p>
      <text:p text:style-name="Standard"/>
      <text:p text:style-name="Standard">
      В НПО Компьютер данный подход, в основном, используется при тестировании продуктов отделами внедрения.
    </text:p>
      <text:p text:style-name="Standard"/>
      <text:p text:style-name="Standard">
<text:span text:style-name="T3">Варианты определения из разных источников</text:span>:
    </text:p>
      <text:list text:style-name="L2">
        <text:list-item>
          <text:p text:style-name="P2">
        Разработка тестов методом черного ящика, в котором тестовые сценарии создаются для выполнения сценариев использования. (<text:span text:style-name="T3">ISTQB</text:span>)
      </text:p>
        </text:list-item>
        <text:list-item>
          <text:p text:style-name="P2">
        На основе представления о способах использования продукта создаются варианты использования системы (use cases). По конкретному варианту использования можно определить один или более сценариев. На проверку каждого сценария пишутся тесты, которые должны быть проверены. (<text:span text:style-name="T3">Про Тестинг</text:span>)
      </text:p>
        </text:list-item>
      </text:list>
      <text:p text:style-name="P3"/>
      <text:h text:style-name="Heading_20_2" text:outline-level="2">На основе модели</text:h>
      <text:p text:style-name="Standard">
<text:span text:style-name="T1">Тестирование на основе модели (model-based testing)</text:span>  - тестирование программного обеспечения, в котором тесты частично или полностью получаются из модели, описывающей некоторые аспекты (чаще функциональные) тестируемой системы.
    </text:p>
      <text:p text:style-name="Standard">
      Примеры:
    </text:p>
      <text:list text:style-name="L2">
        <text:list-item>
          <text:p text:style-name="P2">
        Стандартные проверки инсталляторов - тестирование мастеров установки на основе диаграммы состояний и переходов для инсталляторов.
      </text:p>
        </text:list-item>
        <text:list-item>
          <text:p text:style-name="P2">
        Conterra 2.0. ПЧ. Тестирование - тестирование работы с модулем Record Management на основе схемы переходов по стадиям ЖЦ записи.
      </text:p>
        </text:list-item>
      </text:list>
      <text:p text:style-name="P3"/>
      <text:p text:style-name="Standard"/>
      <text:p text:style-name="Standard">
<text:span text:style-name="T3">Варианты определения из разных источников</text:span>:
    </text:p>
      <text:list text:style-name="L2">
        <text:list-item>
          <text:p text:style-name="P2">
        Тестирование программного обеспечения, в котором тесты частично или полностью получаются из модели, описывающей некоторые аспекты (чаще функциональные) тестируемой системы.
      </text:p>
        </text:list-item>
      </text:list>
      <text:p text:style-name="P3"/>
      <text:h text:style-name="Heading_20_1" text:outline-level="1">Источники</text:h>
      <text:list text:style-name="L1">
        <text:list-item>
          <text:p text:style-name="Standard">Глоссарий ISTQB</text:p>
          <text:p text:style-name="Standard">
      Самый известный, полный и, пожалуй, самый достоверный глоссарий терминов тестирования. Подготовлен "Glossary Working Party" International Software Testing Qualifications Board.
    </text:p>
          <text:list text:style-name="L1">
            <text:list-item>
              <text:p text:style-name="Standard">ISTQB - Glossary 2.2 (RU)</text:p>
              <text:p text:style-name="Standard">
<text:a xmlns:text="text" xmlns:xlink="xlink" xlink:type="simple" xlink:href="http://www.rstqb.org/fileadmin/user_upload/redaktion/rstqb_ru/downloads/ISTQB_Glossary_Russian_v2_2.pdf">http://www.rstqb.org/fileadmin/user_upload/redaktion/rstqb_ru/downloads/ISTQB_Glossary_Russian_v2_2.pdf</text:a>
</text:p>
              <text:p text:style-name="Standard">
      Стандартный глоссарий терминов, используемых в тестировании программного обеспечения
    </text:p>
              <text:p text:style-name="Standard">
      Версия 2.2 (от 15 Апреля 2013 года)
    </text:p>
              <text:p text:style-name="Standard">
      Подготовлен "Glossary Working Party" International Software Testing Qualifications Board
    </text:p>
              <text:p text:style-name="Standard">
      http://www.rstqb.org/fileadmin/user_upload/redaktion/rstqb_ru/downloads/ISTQB_Glossary_Russian_v2_2.pdf
    </text:p>
            </text:list-item>
          </text:list>
        </text:list-item>
      </text:list>
      <text:list text:style-name="L1">
        <text:list-item>
          <text:p text:style-name="Standard">SWEBOK</text:p>
          <text:p text:style-name="Standard">
      SWEBOK
    </text:p>
          <text:p text:style-name="Standard">
      Документ подготовлен Software Engineering Coordinating Committee.
    </text:p>
          <text:p text:style-name="Standard">
      Назначение SWEBOK - в объединении знаний по инженерии программного обеспечения (разработке программного обеспечения).
    </text:p>
          <text:list text:style-name="L1">
            <text:list-item>
              <text:p text:style-name="Standard">Основы Программной Инженерии (по SWEBOK)</text:p>
              <text:p text:style-name="Standard">
<text:a xmlns:text="text" xmlns:xlink="xlink" xlink:type="simple" xlink:href="http://swebok.sorlik.ru/">http://swebok.sorlik.ru/</text:a>
</text:p>
              <text:p text:style-name="Standard">
      Основы Программной Инженерии (по SWEBOK)
    </text:p>
              <text:p text:style-name="Standard">
      Русский перевод SWEBOK 2004 с замечаниями и комментариями подготовлены Сергеем Орликом при участии Юрия Булуя. Дополнительные главы написаны Сергеем Орликом.
    </text:p>
              <text:p text:style-name="Standard">
      Ссылки:
    </text:p>
              <text:list text:style-name="L2">
                <text:list-item>
                  <text:p text:style-name="P2">
        http://swebok.sorlik.ru/
      </text:p>
                </text:list-item>
              </text:list>
              <text:p text:style-name="P3"/>
            </text:list-item>
          </text:list>
          <text:list text:style-name="L1">
            <text:list-item>
              <text:p text:style-name="Standard">IEEE SWEBOK (2004)</text:p>
              <text:p text:style-name="Standard">
<text:a xmlns:text="text" xmlns:xlink="xlink" xlink:type="simple" xlink:href="http://www.computer.org/portal/web/swebok/htmlformat">http://www.computer.org/portal/web/swebok/htmlformat</text:a>
</text:p>
              <text:p text:style-name="Standard">
      SWEBOK - <text:span text:style-name="T1">S</text:span>oft<text:span text:style-name="T1">w</text:span>are <text:span text:style-name="T1">E</text:span>ngineering <text:span text:style-name="T1">B</text:span>ody <text:span text:style-name="T1">o</text:span>f <text:span text:style-name="T1">K</text:span>nowledge
    </text:p>
              <text:p text:style-name="Standard">
      Ссылки:
    </text:p>
              <text:list text:style-name="L2">
                <text:list-item>
                  <text:p text:style-name="P2">
        http://www.swebok.org/
      </text:p>
                </text:list-item>
                <text:list-item>
                  <text:p text:style-name="P2">
        http://www.computer.org/portal/web/swebok/2004guide
      </text:p>
                </text:list-item>
              </text:list>
              <text:p text:style-name="P3"/>
            </text:list-item>
          </text:list>
        </text:list-item>
      </text:list>
      <text:list text:style-name="L1">
        <text:list-item>
          <text:p text:style-name="Standard">Книга "Гибкое тестирование...", Криспин и др.</text:p>
        </text:list-item>
      </text:list>
      <text:list text:style-name="L1">
        <text:list-item>
          <text:p text:style-name="Standard">Книга "Тестирование программного обеспечения", Канер и др.</text:p>
        </text:list-item>
      </text:list>
      <text:list text:style-name="L1">
        <text:list-item>
          <text:p text:style-name="Standard">Книга "Верификация программного обеспечения", Синицын и др.</text:p>
        </text:list-item>
      </text:list>
      <text:list text:style-name="L1">
        <text:list-item>
          <text:p text:style-name="Standard">Книга "Usability Engineering", Nielsen</text:p>
        </text:list-item>
      </text:list>
      <text:list text:style-name="L1">
        <text:list-item>
          <text:p text:style-name="Standard">Глоссарий NIAG</text:p>
        </text:list-item>
      </text:list>
      <text:list text:style-name="L1">
        <text:list-item>
          <text:p text:style-name="Standard">Сайт "Про Тестинг"</text:p>
        </text:list-item>
      </text:list>
      <text:list text:style-name="L1">
        <text:list-item>
          <text:p text:style-name="Standard">Глоссарий НПО Компьютер</text:p>
        </text:list-item>
      </text:list>
    </office:text>
  </office:body>
</office:document-content>
</file>

<file path=styles.xml><?xml version="1.0" encoding="utf-8"?>
<!--
/*FreeMind - A Program for creating and viewing Mindmaps
 *Copyright (C) 2000-2008  Christian Foltin and others.
 *
 *See COPYING for Details
 *
 *This program is free software; you can redistribute it and/or
 *modify it under the terms of the GNU General Public License
 *as published by the Free Software Foundation; either version 2
 *of the License, or (at your option) any later version.
 *
 *This program is distributed in the hope that it will be useful,
 *but WITHOUT ANY WARRANTY; without even the implied warranty of
 *MERCHANTABILITY or FITNESS FOR A PARTICULAR PURPOSE.  See the
 *GNU General Public License for more details.
 *
 *You should have received a copy of the GNU General Public License
 *along with this program; if not, write to the Free Software
 *Foundation, Inc., 59 Temple Place - Suite 330, Boston, MA  02111-1307, USA.
 *
 */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